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Heading_20_1" style:master-page-name="Standard">
      <style:paragraph-properties fo:text-align="justify" style:justify-single-word="false" style:page-number="1"/>
    </style:style>
    <style:style style:name="P3" style:family="paragraph" style:parent-style-name="Heading_20_2">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x6ne5tsyispg"/>Analyse Juridique des Conditions d'Utilisation des Données pour une SAE Utilisant une Intelligence Artificielle : </text:p>
      <text:p text:style-name="P1"/>
      <text:p text:style-name="P3"><text:bookmark text:name="_mlbe3vn2zmu"/>Introduction</text:p>
      <text:p text:style-name="P1">Le présent document offre une analyse juridique détaillée des conditions d'utilisation des données associées à un projet scolaire mettant en œuvre un chatbot propulsé par la technologie GPT-2. Le projet utilise spécifiquement le jeu de données "scientific_papers" disponible via TensorFlow, permettant au chatbot de générer des réponses enrichies de contenus scientifiques.</text:p>
      <text:p text:style-name="P1"/>
      <text:p text:style-name="P3"><text:bookmark text:name="_zihuy7fxp6h6"/>Juridiction et Conformité Réglementaire</text:p>
      <text:p text:style-name="P1">Étant donné que l'utilisation du chatbot est destinée à un environnement éducatif situé dans l'Union européenne, le projet est rigoureusement soumis aux normes établies par le Règlement Général sur la Protection des Données (RGPD). Une attention particulière est portée à l'adéquation des pratiques de collecte et d'utilisation des données avec les obligations du RGPD, notamment les principes de minimisation des données, de limitation de finalité, et de sécurisation des données.</text:p>
      <text:p text:style-name="P1"/>
      <text:p text:style-name="P3"><text:bookmark text:name="_qzng8pidr9h2"/>Collecte et Utilisation des Données</text:p>
      <text:p text:style-name="P1">Le chatbot a été programmé pour ne récolter que les données d'utilisation qui sont strictement nécessaires à ses fonctionnalités éducatives. Ces données pourront inclure des métriques de performance, des journaux d'interaction avec les utilisateurs, et d'autres données anonymes non personnelles. Elles seront utilisées pour évaluer et améliorer la performance du chatbot, ainsi que pour fournir des insights pédagogiques.</text:p>
      <text:p text:style-name="P1"/>
      <text:p text:style-name="P3"><text:bookmark text:name="_iv13zris4296"/>Données Sensibles</text:p>
      <text:p text:style-name="P1">Bien que le jeu de données "scientific_papers" comporte des informations de nature scientifique, celles-ci ne sont pas considérées comme sensibles au sens du RGPD. Toutefois, une analyse spécifique sera menée pour s'assurer que les conditions d'utilisation de TensorFlow sont respectées et que les données ne sont ni modifiées ni utilisées en dehors du contexte autorisé.</text:p>
      <text:p text:style-name="P1"/>
      <text:p text:style-name="P3"><text:bookmark text:name="_knypeqn2orfe"/>Finalité et Base Légale</text:p>
      <text:p text:style-name="P1">La collecte de données d'utilisation repose sur une base légale solide, car elle est essentielle à la réalisation d'objectifs pédagogiques définis. La finalité est exclusivement éducative, permettant aux étudiants d'interagir avec une technologie de pointe tout en poursuivant leurs objectifs académiques.</text:p>
      <text:p text:style-name="P1"/>
      <text:p text:style-name="P3"><text:bookmark text:name="_f759t5ejdb7c"/>Consentement et Droits des Utilisateurs</text:p>
      <text:p text:style-name="P1">Avant toute utilisation du chatbot, les utilisateurs seront invités à donner leur consentement éclairé après avoir été informés de la nature et de l'étendue de la collecte des données. Ils seront également informés de leurs droits en vertu du RGPD, y compris mais sans s'y limiter, le droit d'accès, de rectification, d'effacement, et de limitation du traitement de leurs données.</text:p>
      <text:p text:style-name="P1"/>
      <text:p text:style-name="P3"><text:bookmark text:name="_ado8hls0wvd"/>Sécurité et Protection des Données</text:p>
      <text:p text:style-name="P1">La sécurité des données d'utilisation sera garantie par l'implémentation de mesures techniques et organisationnelles appropriées. Cela comprend la non-conservation de données personnelles, l'anonymisation des données collectées, et la mise en place de protocoles de sécurité pour prévenir tout accès non autorisé ou toute fuite de données.</text:p>
      <text:p text:style-name="P1"/>
      <text:p text:style-name="P3"><text:bookmark text:name="_g5763ut5hukh"/>Restrictions et Utilisation des Données</text:p>
      <text:p text:style-name="P1">Les restrictions imposées par TensorFlow sur l'utilisation du jeu de données "scientific_papers" sont intégrées dans la conception du projet. Le chatbot utilisera ces données exclusivement à des fins non commerciales et éducatives, en respectant toutes les conditions d'utilisation prescrites.</text:p>
      <text:p text:style-name="P1"><text:soft-page-break/></text:p>
      <text:p text:style-name="P3"><text:bookmark text:name="_81bf5nx5d23"/>Durée de Conservation</text:p>
      <text:p text:style-name="P1">Dans la mesure où le projet s'engage à ne pas stocker ou conserver des données d'utilisation, la question de la durée de conservation des données est rendue caduque. Cette approche renforce la conformité au principe de minimisation des données du RGPD.</text:p>
      <text:p text:style-name="P1"/>
      <text:p text:style-name="P3"><text:bookmark text:name="_p5xhnysflwg8"/>Gouvernance des Données</text:p>
      <text:p text:style-name="P1">La responsabilité de la gouvernance des données incombera conjointement au chef de projet et au rédacteur de l'analyse juridique. Ils veilleront à la mise en œuvre des politiques et des procédures pour une gestion responsable des données dans le cadre du projet.</text:p>
      <text:p text:style-name="P1"/>
      <text:p text:style-name="P3"><text:bookmark text:name="_2dcmvymlqpx5"/>Éthique et IA</text:p>
      <text:p text:style-name="P1">Le projet s'engage à adhérer aux standards éthiques élevés établis pour l'utilisation des technologies d'IA. Le choix de GPT-2 est aligné avec ces valeurs, étant donné que la plateforme est conçue pour refléter des pratiques responsables et éthiques, notamment par l'application de filtres pour les contenus inappropriés.</text:p>
      <text:p text:style-name="P1"/>
      <text:p text:style-name="P3"><text:bookmark text:name="_h318xq88la7i"/>Conclusion</text:p>
      <text:p text:style-name="P1">Ce projet scolaire représente un engagement envers l'utilisation éthique et conforme des technologies d'IA en matière de traitement de données. En adhérence stricte aux réglementations du RGPD et aux principes éthiques de l'IA, le projet minimise les risques de non-conformité et met en avant les meilleures pratiques de l'industrie. Une surveillance et une évaluation continues seront appliquées pour s'assurer que le projet reste conforme aux normes en constante évolution dans ce domaine dynam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679" meta:character-count="4719" meta:non-whitespace-character-count="4064"/>
    <meta:generator>LibreOfficeDev/6.0.5.2$Linux_X86_64 LibreOffice_project/</meta:generator>
  </office:meta>
</office:document-meta>
</file>